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table:align="left" style:writing-mode="lr-tb"/>
    </style:style>
    <style:style style:name="Table1.A" style:family="table-column">
      <style:table-column-properties style:column-width="2.5118in"/>
    </style:style>
    <style:style style:name="Table1.B" style:family="table-column">
      <style:table-column-properties style:column-width="5.0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3752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3752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6601b" officeooo:paragraph-rsid="0016601b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6601b" officeooo:paragraph-rsid="0018031b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8031b" officeooo:paragraph-rsid="0018031b"/>
    </style:style>
    <style:style style:name="P9" style:family="paragraph" style:parent-style-name="Standard" style:list-style-name="L2">
      <style:paragraph-properties fo:margin-top="0in" fo:margin-bottom="0in" loext:contextual-spacing="false" fo:line-height="100%"/>
      <style:text-properties officeooo:rsid="0018031b" officeooo:paragraph-rsid="0018031b"/>
    </style:style>
    <style:style style:name="P10" style:family="paragraph" style:parent-style-name="Standard" style:list-style-name="L1">
      <style:paragraph-properties fo:margin-top="0in" fo:margin-bottom="0in" loext:contextual-spacing="false" fo:line-height="100%"/>
    </style:style>
    <style:style style:name="P11" style:family="paragraph" style:parent-style-name="Standard" style:list-style-name="L2">
      <style:paragraph-properties fo:margin-top="0in" fo:margin-bottom="0in" loext:contextual-spacing="false" fo:line-height="100%"/>
      <style:text-properties officeooo:rsid="00196670" officeooo:paragraph-rsid="00196670"/>
    </style:style>
    <style:style style:name="P12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6601b"/>
    </style:style>
    <style:style style:name="T3" style:family="text">
      <style:text-properties officeooo:rsid="0018031b"/>
    </style:style>
    <style:style style:name="T4" style:family="text">
      <style:text-properties officeooo:rsid="0018a4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b 5 – Code Review Template</text:p>
      <text:p text:style-name="Standard">Reviewer Name: <text:span text:style-name="T2">Manea Alexandru-Damian</text:span></text:p>
      <text:p text:style-name="Standard">Reviewer Group: <text:span text:style-name="T2">214/2</text:span></text:p>
      <text:p text:style-name="Standard">Initial C application was created by (Name/Group): <text:span text:style-name="T2">Lungu Ioan Adrian 214/2</text:span></text:p>
      <text:p text:style-name="P4">Please fill in the following table using appropriate, complete data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List of application functionalities that are missing, are incomplete or buggy.</text:p>
            <text:p text:style-name="P1"/>
            <text:p text:style-name="P1"/>
          </table:table-cell>
          <table:table-cell table:style-name="Table1.A1" office:value-type="string">
            <text:p text:style-name="P6">None</text:p>
          </table:table-cell>
        </table:table-row>
        <table:table-row table:style-name="Table1.1">
          <table:table-cell table:style-name="Table1.A1" office:value-type="string">
            <text:p text:style-name="P1">List of program functions (except UI) that are not covered by tests.</text:p>
            <text:p text:style-name="P1"/>
            <text:p text:style-name="P1"/>
          </table:table-cell>
          <table:table-cell table:style-name="Table1.A1" office:value-type="string">
            <text:p text:style-name="P6">None</text:p>
          </table:table-cell>
        </table:table-row>
        <table:table-row table:style-name="Table1.1">
          <table:table-cell table:style-name="Table1.A1" office:value-type="string">
            <text:p text:style-name="P1">List of program functions lacking specification.</text:p>
            <text:p text:style-name="P1"/>
            <text:p text:style-name="P1"/>
          </table:table-cell>
          <table:table-cell table:style-name="Table1.A1" office:value-type="string">
            <text:p text:style-name="P6">None</text:p>
          </table:table-cell>
        </table:table-row>
        <table:table-row table:style-name="Table1.1">
          <table:table-cell table:style-name="Table1.A1" office:value-type="string">
            <text:p text:style-name="P1">Is there a clear separation between each module’s specification and its implementation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6">Yes, every module has its implementation in the corresponding c file and its specification in the corresponding h file.</text:p>
          </table:table-cell>
        </table:table-row>
        <table:table-row table:style-name="Table1.1">
          <table:table-cell table:style-name="Table1.A1" office:value-type="string">
            <text:p text:style-name="P1">Is the application correctly layered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7">Yes, the application respects the domain-repository-service-ui layered architecture with clear separation between them. However, the function selectionSort found in Utils.c should be in List.c (or at least in controller, but more specific <text:span text:style-name="T3">by accepting as parameter a function taking two medicine pointers</text:span>) because it is designed to sort a List.</text:p>
          </table:table-cell>
        </table:table-row>
        <table:table-row table:style-name="Table1.1">
          <table:table-cell table:style-name="Table1.A1" office:value-type="string">
            <text:p text:style-name="P1">Does the application handle memory correctly (all memory is deallocated, no dangling pointers etc.).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8">Yes, there are no memory leaks (checked with valgrind) and no dangling pointers.</text:p>
          </table:table-cell>
        </table:table-row>
        <table:table-row table:style-name="Table1.1">
          <table:table-cell table:style-name="Table1.A1" office:value-type="string">
            <text:p text:style-name="P1">List those functions that are unclear to you (you don’t understand their role or how they work – usually a sign of bad design).</text:p>
            <text:p text:style-name="P1"/>
          </table:table-cell>
          <table:table-cell table:style-name="Table1.A1" office:value-type="string">
            <text:list xml:id="list3833536197" text:style-name="L1">
              <text:list-item>
                <text:p text:style-name="P10">updateMedicineRepository<text:span text:style-name="T3">() found in MedicineRepository because it mutates a medicine which can be outside of the repository and not searching for one in the repository, thus being redundant and a sign of bad design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1">List the problems present in the reviewed application and indicate the number of man-hours you require for </text:span><text:soft-page-break/><text:span text:style-name="T1">fix</text:span><text:bookmark text:name="_GoBack"/><text:span text:style-name="T1">ing them.</text:span></text:p>
            <text:p text:style-name="P2"/>
            <text:p text:style-name="P2"/>
          </table:table-cell>
          <table:table-cell table:style-name="Table1.A1" office:value-type="string">
            <text:list xml:id="list471352726" text:style-name="L2">
              <text:list-item>
                <text:p text:style-name="P9">Found “#pragma once” in c files where is redundant.</text:p>
              </text:list-item>
              <text:list-item>
                <text:p text:style-name="P9">Not casting function pointers passed as parameters to functions which accept function pointers of different type(<text:a xlink:type="simple" xlink:href="https://stackoverflow.com/questions/31942838/casting-function-pointers" text:style-name="Internet_20_link" text:visited-style-name="Visited_20_Internet_20_Link">https://stackoverflow.com/questions/31942838/casti</text:a><text:soft-page-break/><text:a xlink:type="simple" xlink:href="https://stackoverflow.com/questions/31942838/casting-function-pointers" text:style-name="Internet_20_link" text:visited-style-name="Visited_20_Internet_20_Link">ng-function-pointers</text:a><text:span text:style-name="T4">) which is accepted but dangerous and causes warnings.</text:span></text:p>
              </text:list-item>
              <text:list-item>
                <text:p text:style-name="P11">Problems with “_s” functions on Linux even if they are standard C11, I couldn’t manage to get them working (compiling with -std=c11 didn’t work).</text:p>
              </text:list-item>
              <text:list-item>
                <text:p text:style-name="P11">Maximum 1-2 hours required to fix them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loext:contextual-spacing="fals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Molnar</meta:initial-creator>
    <meta:editing-cycles>9</meta:editing-cycles>
    <meta:creation-date>2013-03-25T08:05:00</meta:creation-date>
    <dc:date>2018-03-29T15:54:25.229881840</dc:date>
    <meta:editing-duration>PT2M32S</meta:editing-duration>
    <meta:generator>LibreOffice/5.4.5.1$Linux_X86_64 LibreOffice_project/40m0$Build-1</meta:generator>
    <meta:document-statistic meta:table-count="1" meta:image-count="0" meta:object-count="0" meta:page-count="2" meta:paragraph-count="27" meta:word-count="328" meta:character-count="2184" meta:non-whitespace-character-count="18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